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AR" officeooo:rsid="0016f8c3" officeooo:paragraph-rsid="0016f8c3" style:font-size-asian="10.5pt"/>
    </style:style>
    <style:style style:name="P2" style:family="paragraph" style:parent-style-name="Standard">
      <style:text-properties fo:language="es" fo:country="AR" officeooo:rsid="0016f8c3" officeooo:paragraph-rsid="0016f8c3" style:font-size-asian="10.5pt"/>
    </style:style>
    <style:style style:name="P3" style:family="paragraph" style:parent-style-name="Standard">
      <style:text-properties fo:language="es" fo:country="AR" officeooo:rsid="0016f8c3" officeooo:paragraph-rsid="00214da4" style:font-size-asian="10.5pt"/>
    </style:style>
    <style:style style:name="P4" style:family="paragraph" style:parent-style-name="Standard">
      <style:text-properties fo:language="es" fo:country="AR" officeooo:rsid="0019ad34" officeooo:paragraph-rsid="0019ad34" style:font-size-asian="10.5pt"/>
    </style:style>
    <style:style style:name="P5" style:family="paragraph" style:parent-style-name="Standard">
      <style:text-properties fo:language="es" fo:country="AR" officeooo:rsid="001d4ab8" officeooo:paragraph-rsid="001d4ab8" style:font-size-asian="10.5pt"/>
    </style:style>
    <style:style style:name="P6" style:family="paragraph" style:parent-style-name="Standard">
      <style:text-properties fo:language="es" fo:country="AR" officeooo:rsid="001d4d05" officeooo:paragraph-rsid="001d4d05" style:font-size-asian="10.5pt"/>
    </style:style>
    <style:style style:name="P7" style:family="paragraph" style:parent-style-name="Standard">
      <style:text-properties fo:language="es" fo:country="AR" officeooo:rsid="001d4d05" officeooo:paragraph-rsid="001d9734" style:font-size-asian="10.5pt"/>
    </style:style>
    <style:style style:name="P8" style:family="paragraph" style:parent-style-name="Standard">
      <style:text-properties fo:language="es" fo:country="AR" officeooo:rsid="001d4d05" officeooo:paragraph-rsid="001f3b36" style:font-size-asian="10.5pt"/>
    </style:style>
    <style:style style:name="P9" style:family="paragraph" style:parent-style-name="Standard">
      <style:text-properties fo:language="es" fo:country="AR" officeooo:rsid="001d4d05" officeooo:paragraph-rsid="001fa670" style:font-size-asian="10.5pt"/>
    </style:style>
    <style:style style:name="P10" style:family="paragraph" style:parent-style-name="Standard">
      <style:text-properties fo:language="es" fo:country="AR" officeooo:rsid="0020abc4" officeooo:paragraph-rsid="0020abc4" style:font-size-asian="10.5pt"/>
    </style:style>
    <style:style style:name="P11" style:family="paragraph" style:parent-style-name="Standard">
      <style:text-properties fo:language="es" fo:country="AR" officeooo:rsid="00214da4" officeooo:paragraph-rsid="00214da4" style:font-size-asian="10.5pt"/>
    </style:style>
    <style:style style:name="T1" style:family="text">
      <style:text-properties officeooo:rsid="0019c98e"/>
    </style:style>
    <style:style style:name="T2" style:family="text">
      <style:text-properties officeooo:rsid="001d9734"/>
    </style:style>
    <style:style style:name="T3" style:family="text">
      <style:text-properties officeooo:rsid="001f3b36"/>
    </style:style>
    <style:style style:name="T4" style:family="text">
      <style:text-properties officeooo:rsid="001fa6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EPLAN</text:p>
      <text:p text:style-name="P1">Focalización de programas sociales: lecciones aprendidas de la experiencia chilena. </text:p>
      <text:p text:style-name="P1">DAGMAR RACZYNSKI</text:p>
      <text:p text:style-name="P1"/>
      <text:p text:style-name="P1">“ La hipótesis de la focalización afirma que, si el gasto social se concentra únicamente en los más pobres, se ahorran recursos que de otro modo son captados por sectores con capacidad de pago, que no requieren del apoyo estatal; ello, aún en un contexto de reducción global de recursos, permite destinar recursos a los sectores efectivamente más pobres.” </text:p>
      <text:p text:style-name="P1"/>
      <text:p text:style-name="P1">p.217 cap 10</text:p>
      <text:p text:style-name="P1"/>
      <text:p text:style-name="P1"/>
      <text:p text:style-name="P1"/>
      <text:p text:style-name="P1">Williams and Huang, 1996 </text:p>
      <text:p text:style-name="P4">98 Revisar bibliografia </text:p>
      <text:p text:style-name="P4"/>
      <text:p text:style-name="P4">“ Clustering methods partition a set of objects into clusters such that objects in the same cluster are more similar to each other than objects in different clusters according to some defined criteria” </text:p>
      <text:p text:style-name="P4"/>
      <text:p text:style-name="P4"><text:span text:style-name="T1">La división basada den estadística tiene como principal herramienta la </text:span>(dis)similarity measures</text:p>
      <text:p text:style-name="P4"/>
      <text:p text:style-name="P4">In terms of clustering, we are interested in algorithms which can efficiently cluster large data sets containing both numeric and categorical values because such data sets are frequently encountered in data mining applications. <text:s/></text:p>
      <text:p text:style-name="P4"/>
      <text:p text:style-name="P5">Se intentaron extender binarizando las categorias. <text:s/></text:p>
      <text:p text:style-name="P5"/>
      <text:p text:style-name="P6">The clusters mean <text:s/>entre 0 y 1 do not indicatethe characteristics of cluster </text:p>
      <text:p text:style-name="P7">Conceptual clustering algorithms <text:span text:style-name="T2">desarrollado por machine learning </text:span></text:p>
      <text:p text:style-name="P8"><text:span text:style-name="T3">Algunas de las alternativas desarrolladas son: </text:span></text:p>
      <text:p text:style-name="P8"><text:span text:style-name="T3">CLARANS, BDSCAN , BIRCH. Mostraron ser eficientes trabajando con grandes cantidades de datos pero … siguen estando enfoncados en datos numéricos por lo que no son apropiados para trabajar con datos categóricos. <text:s/></text:span></text:p>
      <text:p text:style-name="P8"/>
      <text:p text:style-name="P8"/>
      <text:p text:style-name="P9"><text:span text:style-name="T4">La función de disimilaridad está basada en 2 escenarios. <text:s/></text:span></text:p>
      <text:p text:style-name="P9"/>
      <text:p text:style-name="P9"><text:span text:style-name="T4">s^r el cuadrado de la distancia euclidiana de el centroide y los valores </text:span></text:p>
      <text:p text:style-name="P9"><text:span text:style-name="T4">s^c medida de disimilaridad, casos de missmatching con la categoría determinada </text:span></text:p>
      <text:p text:style-name="P9"><text:span text:style-name="T4"><text:s/></text:span></text:p>
      <text:p text:style-name="P9"><text:span text:style-name="T4">s^r + \lanmda s^c</text:span></text:p>
      <text:p text:style-name="P8"><text:s/></text:p>
      <text:p text:style-name="P10">Donde \lamnda es una peso que ayuda a no favorecer los costos de las características categóricas. <text:s/></text:p>
      <text:p text:style-name="P10"/>
      <text:p text:style-name="P11">Una propuesta similar llevada a cabo es el algoritmo de clasificación CLARA, este esta basado en muestras, mientras que en k-prototypes usamos todos los datos. <text:s/></text:p>
      <text:p text:style-name="P11"/>
      <text:p text:style-name="P11">Optimiza el clustering basado en muestras, y es to no representa necesariamente un buen muestreo para toda la población . <text:s/>Al trabajar con toda la muestra, se garantiza al menos un mínimo local. <text:s/></text:p>
      <text:p text:style-name="P11"/>
      <text:p text:style-name="P11">Complejidad de CLARA Vs K-Prototypes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6:28:59.914945254</meta:creation-date>
    <dc:date>2018-08-18T03:32:58.804396461</dc:date>
    <meta:editing-duration>PT12H57M17S</meta:editing-duration>
    <meta:editing-cycles>16</meta:editing-cycles>
    <meta:generator>LibreOffice/6.0.5.2$Linux_X86_64 LibreOffice_project/00m0$Build-2</meta:generator>
    <meta:document-statistic meta:table-count="0" meta:image-count="0" meta:object-count="0" meta:page-count="1" meta:paragraph-count="25" meta:word-count="340" meta:character-count="2228" meta:non-whitespace-character-count="1882"/>
  </office:meta>
</office:document-meta>
</file>